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Fundamentos del Sistema Inteligente</text:span></text:p>
      <text:p text:style-name="Horizontal_20_Line"/>
      <text:p text:style-name="Text_20_body"><text:span text:style-name="Strong_20_Emphasis">1. Introducción</text:span></text:p>
      <text:p text:style-name="Text_20_body">La vida no debe entenderse simplemente como un fenómeno biológico, sino como una manifestación de inteligencia activa y organizada. Este documento expone una teoría unificadora: la vida es un sistema de cálculo, estructurado para resolver problemas complejos mediante una arquitectura distribuida basada en individuos y ADN. Esta teoría propone que la vida no solo posee inteligencia: <text:span text:style-name="Emphasis">es</text:span> inteligencia, manifestada en su forma más poderosa, general y eficiente.</text:p>
      <text:p text:style-name="Horizontal_20_Line"/>
      <text:p text:style-name="Text_20_body"><text:span text:style-name="Strong_20_Emphasis">2. Estructura general del sistema</text:span></text:p>
      <text:list xml:id="list3163289512" text:style-name="L1">
        <text:list-item>
          <text:p text:style-name="P1"><text:span text:style-name="Strong_20_Emphasis">Componentes</text:span>: El sistema está formado exclusivamente por individuos.</text:p>
        </text:list-item>
        <text:list-item>
          <text:p text:style-name="P1"><text:span text:style-name="Strong_20_Emphasis">Memoria</text:span>: Cada individuo contiene un bloque de memoria (ADN) que describe su configuración.</text:p>
        </text:list-item>
        <text:list-item>
          <text:p text:style-name="P1"><text:span text:style-name="Strong_20_Emphasis">Procesamiento</text:span>: La reproducción es el mecanismo por el cual los datos (ADN) se modifican para avanzar en el cálculo.</text:p>
        </text:list-item>
        <text:list-item>
          <text:p text:style-name="P1"><text:span text:style-name="Strong_20_Emphasis">Condición de éxito</text:span>: Se alcanza cuando nace un individuo cuya configuración resuelve el problema objetivo.</text:p>
        </text:list-item>
        <text:list-item>
          <text:p text:style-name="P1"><text:span text:style-name="Strong_20_Emphasis">Paralelismo</text:span>: Múltiples individuos son creados y evaluados simultáneamente.</text:p>
        </text:list-item>
        <text:list-item>
          <text:p text:style-name="P1"><text:span text:style-name="Strong_20_Emphasis">Reinicialización</text:span>: Basta un solo individuo para reiniciar el sistema completo.</text:p>
        </text:list-item>
      </text:list>
      <text:p text:style-name="Text_20_body">Este sistema se comporta como una <text:span text:style-name="Emphasis">máquina universal de resolución de problemas</text:span>, que opera sin necesidad de diseño externo o instrucciones explícitas.</text:p>
      <text:p text:style-name="Horizontal_20_Line"/>
      <text:p text:style-name="Text_20_body"><text:span text:style-name="Strong_20_Emphasis">3. Funcionamiento interno: el ciclo de vida</text:span></text:p>
      <text:p text:style-name="Text_20_body">Cada individuo ejecuta un ciclo de vida básico que consta de:</text:p>
      <text:list xml:id="list670084677" text:style-name="L2">
        <text:list-item>
          <text:p text:style-name="P2">Nacimiento: activación del ADN</text:p>
        </text:list-item>
        <text:list-item>
          <text:p text:style-name="P2">Desarrollo: lectura y ejecución del ADN</text:p>
        </text:list-item>
        <text:list-item>
          <text:p text:style-name="P2">Reproducción: modificación y propagación de la memoria</text:p>
        </text:list-item>
        <text:list-item>
          <text:p text:style-name="P2">Muerte: eliminación natural de la instancia</text:p>
        </text:list-item>
      </text:list>
      <text:p text:style-name="Text_20_body">Este ciclo, extremadamente simple, permite ejecutar millones de procesos en paralelo, cada uno con una ligera variación genética, lo cual explora un espacio de soluciones inmenso.</text:p>
      <text:p text:style-name="Horizontal_20_Line"/>
      <text:p text:style-name="Text_20_body"><text:span text:style-name="Strong_20_Emphasis">4. Función del ADN</text:span></text:p>
      <text:list xml:id="list4087977953" text:style-name="L3">
        <text:list-item>
          <text:p text:style-name="P3"><text:soft-page-break/><text:span text:style-name="Strong_20_Emphasis">Memoria de solo lectura</text:span>: el ADN no se modifica dentro del individuo. Es inmutable durante su vida.</text:p>
        </text:list-item>
        <text:list-item>
          <text:p text:style-name="P3"><text:span text:style-name="Strong_20_Emphasis">Propagación con modificación</text:span>: solo se transforma durante la reproducción.</text:p>
        </text:list-item>
        <text:list-item>
          <text:p text:style-name="P3"><text:span text:style-name="Strong_20_Emphasis">Contenedor de hipótesis</text:span>: cada secuencia genética representa una “propuesta” que el sistema evalúa.</text:p>
        </text:list-item>
        <text:list-item>
          <text:p text:style-name="P3"><text:span text:style-name="Strong_20_Emphasis">Transferencia de soluciones</text:span>: las soluciones exitosas se replican masivamente.</text:p>
        </text:list-item>
      </text:list>
      <text:p text:style-name="Text_20_body">El ADN permite almacenar información con una densidad y precisión extrema, representando problemas complejos en estructuras compactas.</text:p>
      <text:p text:style-name="Horizontal_20_Line"/>
      <text:p text:style-name="Text_20_body"><text:span text:style-name="Strong_20_Emphasis">5. Reproducción como procesador</text:span></text:p>
      <text:p text:style-name="Text_20_body">La reproducción es el único mecanismo que modifica la memoria del sistema. A través de combinaciones, errores, o fusiones, el sistema genera nuevas configuraciones posibles para resolver el problema planteado. Este mecanismo actúa como el <text:span text:style-name="Emphasis">motor de cálculo</text:span> del sistema.</text:p>
      <text:p text:style-name="Text_20_body">Existen distintas estrategias reproductivas (sexual, asexual, múltiple, única) y cada una representa una forma adaptativa de computar.</text:p>
      <text:p text:style-name="Horizontal_20_Line"/>
      <text:p text:style-name="Text_20_body"><text:span text:style-name="Strong_20_Emphasis">6. El individuo como unidad modular</text:span></text:p>
      <text:list xml:id="list1983440558" text:style-name="L4">
        <text:list-item>
          <text:p text:style-name="P4">Cada individuo es un componente autónomo y evaluable.</text:p>
        </text:list-item>
        <text:list-item>
          <text:p text:style-name="P4">A la vez, el individuo es <text:span text:style-name="Emphasis">el sistema completo en potencia</text:span> (redundancia total).</text:p>
        </text:list-item>
        <text:list-item>
          <text:p text:style-name="P4">Su diversidad es funcional: permite cubrir un espectro más amplio de posibles soluciones.</text:p>
        </text:list-item>
      </text:list>
      <text:p text:style-name="Horizontal_20_Line"/>
      <text:p text:style-name="Text_20_body"><text:span text:style-name="Strong_20_Emphasis">7. Características del sistema inteligente</text:span></text:p>
      <text:p text:style-name="Text_20_body">La teoría identifica seis propiedades esenciales que definen a este sistema como una forma de inteligencia máxima:</text:p>
      <text:list xml:id="list2847441728" text:style-name="L5">
        <text:list-item>
          <text:p text:style-name="P5"><text:span text:style-name="Strong_20_Emphasis">Mejora continua</text:span> (evolución): adapta sus soluciones con cada generación.</text:p>
        </text:list-item>
        <text:list-item>
          <text:p text:style-name="P5"><text:span text:style-name="Strong_20_Emphasis">Redundancia incremental</text:span>: cualquier individuo puede reiniciar el sistema.</text:p>
        </text:list-item>
        <text:list-item>
          <text:p text:style-name="P5"><text:span text:style-name="Strong_20_Emphasis">Precisión extrema</text:span>: el ADN puede representar soluciones con exactitud altísima.</text:p>
        </text:list-item>
        <text:list-item>
          <text:p text:style-name="P5"><text:span text:style-name="Strong_20_Emphasis">Control del espacio de memoria</text:span>: estructura sin desbordamientos ni errores sistémicos.</text:p>
        </text:list-item>
        <text:list-item>
          <text:p text:style-name="P5"><text:span text:style-name="Strong_20_Emphasis">Potencia de cálculo</text:span>: capacidad de paralelismo masivo.</text:p>
        </text:list-item>
        <text:list-item>
          <text:p text:style-name="P5"><text:span text:style-name="Strong_20_Emphasis">Eficiencia</text:span>: encuentra soluciones en el mínimo de pasos necesarios (según sus recursos).</text:p>
        </text:list-item>
      </text:list>
      <text:p text:style-name="Horizontal_20_Line"/>
      <text:p text:style-name="Text_20_body"><text:span text:style-name="Strong_20_Emphasis">8. El principio de inteligencia máxima</text:span></text:p>
      <text:p text:style-name="Text_20_body"><text:soft-page-break/>Se postula que no puede existir un sistema más inteligente que la vida. Por su arquitectura física, eficiencia de procesamiento, adaptabilidad, y poder evolutivo, la vida representa la forma más avanzada de computación posible en un universo material.</text:p>
      <text:p text:style-name="Text_20_body">Cualquier otra forma de inteligencia (artificial o alienígena) no puede superar estos principios: solo imitarlos.</text:p>
      <text:p text:style-name="Horizontal_20_Line"/>
      <text:p text:style-name="Text_20_body"><text:span text:style-name="Strong_20_Emphasis">9. Génesis física de la vida</text:span></text:p>
      <text:p text:style-name="Text_20_body">La vida no es un accidente improbable, sino una consecuencia natural de las leyes físicas:</text:p>
      <text:list xml:id="list1975960256" text:style-name="L6">
        <text:list-item>
          <text:p text:style-name="P6">El universo produce hidrógeno en grandes cantidades.</text:p>
        </text:list-item>
        <text:list-item>
          <text:p text:style-name="P6">Por gravedad, se forman estrellas; en su núcleo, el hidrógeno crea carbono y otros elementos esenciales.</text:p>
        </text:list-item>
        <text:list-item>
          <text:p text:style-name="P6">Las explosiones estelares dispersan estos elementos.</text:p>
        </text:list-item>
        <text:list-item>
          <text:p text:style-name="P6">En los planetas, las combinaciones químicas posibles son inmensas.</text:p>
        </text:list-item>
        <text:list-item>
          <text:p text:style-name="P6">Dado el tiempo y espacio suficientes, <text:span text:style-name="Emphasis">la aparición de la vida es inevitable</text:span>.</text:p>
        </text:list-item>
      </text:list>
      <text:p text:style-name="Text_20_body">La vida es una propiedad emergente de la materia bajo condiciones adecuadas. No es una excepción, sino una consecuencia estructural del cosmos.</text:p>
      <text:p text:style-name="Horizontal_20_Line"/>
      <text:p text:style-name="Text_20_body"><text:span text:style-name="Strong_20_Emphasis">10. [Pendiente] Inmortalidad</text:span></text:p>
      <text:p text:style-name="Quotations">Aquí se abordará cómo la vida, siendo finita a nivel individual, logra una forma de inmortalidad a través de la memoria (ADN), la reproducción y la propagación estructurada del sistema.</text:p>
      <text:p text:style-name="Horizontal_20_Line"/>
      <text:p text:style-name="Text_20_body"><text:span text:style-name="Strong_20_Emphasis">11. [Pendiente] El hidrógeno y la inteligencia</text:span></text:p>
      <text:p text:style-name="Quotations">Esta sección explorará la conexión entre el elemento más simple del universo y el surgimiento de estructuras inteligentes. Se analizará cómo el hidrógeno es la base de toda complejidad.</text:p>
      <text:p text:style-name="Horizontal_20_Line"/>
      <text:p text:style-name="Text_20_body"><text:span text:style-name="Strong_20_Emphasis">12. [Pendiente] La vida y el dios místico</text:span></text:p>
      <text:p text:style-name="Quotations">Se examinará la relación entre la inteligencia natural del sistema y las ideas religiosas o místicas de una conciencia superior. ¿Es la vida la expresión del “creador”? ¿Puede entenderse a Dios como el sistema mismo?</text:p>
      <text:p text:style-name="Horizontal_20_Line"/>
      <text:p text:style-name="Text_20_body"><text:span text:style-name="Strong_20_Emphasis">13. [Pendiente] Conclusiones: respuestas a las preguntas existenciales</text:span></text:p>
      <text:p text:style-name="Quotations"><text:soft-page-break/>¿Qué es la vida? ¿Tiene propósito? ¿Por qué morimos? ¿Existe un creador? Esta sección recogerá las respuestas sugeridas a las grandes preguntas, desde el punto de vista del sistema descrit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30T10:30:14.728000000</meta:creation-date>
    <dc:date>2025-06-30T10:31:11.022000000</dc:date>
    <meta:editing-duration>PT57S</meta:editing-duration>
    <meta:editing-cycles>1</meta:editing-cycles>
    <meta:document-statistic meta:table-count="0" meta:image-count="0" meta:object-count="0" meta:page-count="4" meta:paragraph-count="58" meta:word-count="820" meta:character-count="5465" meta:non-whitespace-character-count="4731"/>
    <meta:generator>LibreOffice/7.3.5.2$Windows_X86_64 LibreOffice_project/184fe81b8c8c30d8b5082578aee2fed2ea847c01</meta:generator>
  </office:meta>
</office:document-meta>
</file>